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Sheet1" table:style-name="ta1">
        <table:shapes>
          <draw:frame draw:z-index="0" draw:style-name="gr1" draw:text-style-name="P1" svg:width="4.1929in" svg:height="1.9724in" svg:x="2.7087in" svg:y="0.398in">
            <draw:object draw:notify-on-update-of-ranges="Sheet1.B3:Sheet1.B5 Sheet1.C3:Sheet1.C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9748in" svg:height="1.8539in" svg:x="2.7169in" svg:y="2.5567in">
            <draw:object draw:notify-on-update-of-ranges="Sheet1.B17:Sheet1.B19 Sheet1.C17:Sheet1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SD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table:style-name="ce1" office:value-type="float" office:value="1386.77" calcext:value-type="float">
            <text:p>1386.77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/>
          <table:table-cell table:style-name="ce1" office:value-type="float" office:value="2380.03" calcext:value-type="float">
            <text:p>2380.03</text:p>
          </table:table-cell>
          <table:table-cell office:value-type="float" office:value="5.462" calcext:value-type="float">
            <text:p>5.462</text:p>
          </table:table-cell>
        </table:table-row>
        <table:table-row table:style-name="ro1">
          <table:table-cell/>
          <table:table-cell table:style-name="ce1" office:value-type="float" office:value="2516.62" calcext:value-type="float">
            <text:p>2516.62</text:p>
          </table:table-cell>
          <table:table-cell office:value-type="float" office:value="5.771" calcext:value-type="float">
            <text:p>5.7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0.075121344/0.0023245882" office:value-type="float" office:value="32.3159792345156" calcext:value-type="float">
            <text:p/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float" office:value="1348.35" calcext:value-type="float">
            <text:p>1348.35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/>
          <table:table-cell table:style-name="ce1" office:value-type="float" office:value="2322.38" calcext:value-type="float">
            <text:p>2322.38</text:p>
          </table:table-cell>
          <table:table-cell office:value-type="float" office:value="5.462" calcext:value-type="float">
            <text:p>5.462</text:p>
          </table:table-cell>
        </table:table-row>
        <table:table-row table:style-name="ro1">
          <table:table-cell/>
          <table:table-cell table:style-name="ce1" office:value-type="float" office:value="2455.39" calcext:value-type="float">
            <text:p>2455.39</text:p>
          </table:table-cell>
          <table:table-cell office:value-type="float" office:value="5.771" calcext:value-type="float">
            <text:p>5.7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0.0495245742/0.0023717416" office:value-type="float" office:value="20.8811002851238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08:05.775897007</meta:creation-date>
    <dc:date>2016-09-13T16:37:16.805242938</dc:date>
    <meta:editing-duration>PT43M29S</meta:editing-duration>
    <meta:editing-cycles>2</meta:editing-cycles>
    <meta:generator>LibreOffice/4.2.3.3$Linux_x86 LibreOffice_project/420m0$Build-3</meta:generator>
    <meta:document-statistic meta:table-count="1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51cm" svg:height="5.011cm" xlink:href=".." xlink:type="simple" chart:class="chart:scatter" chart:style-name="ch1">
        <chart:plot-area chart:style-name="ch2" table:cell-range-address="Sheet1.B3:Sheet1.C5" svg:x="0.663cm" svg:y="0.535cm" svg:width="9.562cm" svg:height="3.956cm">
          <chartooo:coordinate-region svg:x="1.511cm" svg:y="0.737cm" svg:width="7.867cm" svg:height="3.10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" chart:class="chart:scatter">
            <chart:domain table:cell-range-address="Sheet1.B3:Sheet1.B5"/>
            <chart:regression-curve chart:style-name="ch7">
              <chart:equation chart:display-equation="true" chart:display-r-square="true" svg:x="2.248cm" svg:y="0.257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6.77">
                <text:p>1386.77</text:p>
                <draw:g>
                  <svg:desc>Sheet1.B3:Sheet1.B5</svg:desc>
                </draw:g>
              </table:table-cell>
              <table:table-cell office:value-type="float" office:value="3.148">
                <text:p>3.148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80.03">
                <text:p>2380.03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16.62">
                <text:p>2516.62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97cm" svg:height="4.71cm" xlink:href=".." xlink:type="simple" chart:class="chart:scatter" chart:style-name="ch1">
        <chart:plot-area chart:style-name="ch2" table:cell-range-address="Sheet1.B17:Sheet1.C19" svg:x="0.651cm" svg:y="0.511cm" svg:width="9.044cm" svg:height="3.685cm">
          <chartooo:coordinate-region svg:x="1.498cm" svg:y="0.713cm" svg:width="7.349cm" svg:height="2.8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C17:Sheet1.C19" chart:class="chart:scatter">
            <chart:domain table:cell-range-address="Sheet1.B17:Sheet1.B19"/>
            <chart:regression-curve chart:style-name="ch7">
              <chart:equation chart:display-equation="true" chart:display-r-square="true" svg:x="1.651cm" svg:y="0.193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8.35">
                <text:p>1348.35</text:p>
                <draw:g>
                  <svg:desc>Sheet1.B17:Sheet1.B19</svg:desc>
                </draw:g>
              </table:table-cell>
              <table:table-cell office:value-type="float" office:value="3.148">
                <text:p>3.148</text:p>
                <draw:g>
                  <svg:desc>Sheet1.C17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22.38">
                <text:p>2322.38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55.39">
                <text:p>2455.39</text:p>
              </table:table-cell>
              <table:table-cell office:value-type="float" office:value="5.771">
                <text:p>5.7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